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6021in"/>
    </style:style>
    <style:style style:name="Table1.B" style:family="table-column">
      <style:table-column-properties style:column-width="1.7424in"/>
    </style:style>
    <style:style style:name="Table1.C" style:family="table-column">
      <style:table-column-properties style:column-width="1.2903in"/>
    </style:style>
    <style:style style:name="Table1.D" style:family="table-column">
      <style:table-column-properties style:column-width="1.2667in"/>
    </style:style>
    <style:style style:name="Table1.E" style:family="table-column">
      <style:table-column-properties style:column-width="0.79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 style:list-style-name="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 style:list-style-name="">
      <style:paragraph-properties style:text-autospace="non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9.5pt" style:font-size-asian="9.5pt" style:font-size-complex="9.5pt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T1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style:font-name="Consolas" style:font-name-asian="Consolas" style:font-name-complex="Consolas"/>
    </style:style>
    <style:style style:name="T3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a31515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4: <text:s/>AVL Tree</text:p>
      <text:p text:style-name="P3">Test Cas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Test</text:p>
          </table:table-cell>
          <table:table-cell table:style-name="Table1.A1" office:value-type="string">
            <text:p text:style-name="P8">Reason</text:p>
          </table:table-cell>
          <table:table-cell table:style-name="Table1.A1" office:value-type="string">
            <text:p text:style-name="P8">Expected Results</text:p>
          </table:table-cell>
          <table:table-cell table:style-name="Table1.A1" office:value-type="string">
            <text:p text:style-name="P8">Actual Results</text:p>
          </table:table-cell>
          <table:table-cell table:style-name="Table1.E1" office:value-type="string">
            <text:p text:style-name="P8">Difference</text:p>
          </table:table-cell>
        </table:table-row>
        <table:table-row>
          <table:table-cell table:style-name="Table1.A2" office:value-type="string">
            <text:p text:style-name="P2"><text:span text:style-name="T1">test.insert(</text:span><text:span text:style-name="T5">'a'</text:span><text:span text:style-name="T4">);</text:span></text:p>
            <text:p text:style-name="P2"><text:span text:style-name="T4">test.insert(</text:span><text:span text:style-name="T5">'b'</text:span><text:span text:style-name="T4">);</text:span></text:p>
            <text:p text:style-name="P2"><text:span text:style-name="T4">test.insert(</text:span><text:span text:style-name="T5">'c'</text:span><text:span text:style-name="T4">);</text:span></text:p>
            <text:p text:style-name="P2"><text:span text:style-name="T4"/></text:p>
          </table:table-cell>
          <table:table-cell table:style-name="Table1.A2" office:value-type="string">
            <text:p text:style-name="P8">Basic tree insert test</text:p>
          </table:table-cell>
          <table:table-cell table:style-name="Table1.A2" office:value-type="string">
            <text:p text:style-name="P8">level 1: <text:s text:c="32"/>b</text:p>
            <text:p text:style-name="P8"/>
            <text:p text:style-name="P8">level 2: <text:s text:c="16"/>a <text:s text:c="30"/>c</text:p>
          </table:table-cell>
          <table:table-cell table:style-name="Table1.A2" office:value-type="string">
            <text:p text:style-name="P8">level 1: <text:s text:c="32"/>b</text:p>
            <text:p text:style-name="P8"/>
            <text:p text:style-name="P8">level 2: <text:s text:c="16"/>a <text:s text:c="30"/>c</text:p>
          </table:table-cell>
          <table:table-cell table:style-name="Table1.E2" office:value-type="string">
            <text:p text:style-name="P8">N/A</text:p>
          </table:table-cell>
        </table:table-row>
        <table:table-row>
          <table:table-cell table:style-name="Table1.A2" office:value-type="string">
            <text:p text:style-name="P2"><text:span text:style-name="T4">test.popfirst(</text:span><text:span text:style-name="T5">'b'</text:span><text:span text:style-name="T4">, test.getroot())</text:span></text:p>
            <text:p text:style-name="P8"/>
          </table:table-cell>
          <table:table-cell table:style-name="Table1.A2" office:value-type="string">
            <text:p text:style-name="P8">Basic popfirst test</text:p>
          </table:table-cell>
          <table:table-cell table:style-name="Table1.A2" office:value-type="string">
            <text:p text:style-name="P8">level 1: <text:s text:c="32"/>a</text:p>
            <text:p text:style-name="P8"/>
            <text:p text:style-name="P8">level 2: <text:s text:c="48"/>c</text:p>
          </table:table-cell>
          <table:table-cell table:style-name="Table1.A2" office:value-type="string">
            <text:p text:style-name="P8">level 1: <text:s text:c="32"/>a</text:p>
            <text:p text:style-name="P8"/>
            <text:p text:style-name="P8">level 2: <text:s text:c="48"/>c</text:p>
          </table:table-cell>
          <table:table-cell table:style-name="Table1.E2" office:value-type="string">
            <text:p text:style-name="P8">N/A</text:p>
          </table:table-cell>
        </table:table-row>
        <table:table-row>
          <table:table-cell table:style-name="Table1.A2" office:value-type="string">
            <text:p text:style-name="P2"><text:span text:style-name="T1">avl&lt;</text:span><text:span text:style-name="T3">char</text:span><text:span text:style-name="T4">&gt; test2 = test;</text:span></text:p>
            <text:p text:style-name="P4">test2 += test;</text:p>
            <text:p text:style-name="P8"/>
          </table:table-cell>
          <table:table-cell table:style-name="Table1.A2" office:value-type="string">
            <text:p text:style-name="P8">= and += test.</text:p>
          </table:table-cell>
          <table:table-cell table:style-name="Table1.A2" office:value-type="string">
            <text:p text:style-name="P8">level 1: <text:s text:c="32"/>a</text:p>
            <text:p text:style-name="P8"/>
            <text:p text:style-name="P8">level 2: <text:s text:c="48"/>c</text:p>
            <text:p text:style-name="P8"/>
            <text:p text:style-name="P8">level 3: <text:s text:c="40"/>a <text:s text:c="14"/>c</text:p>
          </table:table-cell>
          <table:table-cell table:style-name="Table1.A2" office:value-type="string">
            <text:p text:style-name="P8">level 1: <text:s text:c="32"/>a</text:p>
            <text:p text:style-name="P8"/>
            <text:p text:style-name="P8">level 2: <text:s text:c="48"/>c</text:p>
            <text:p text:style-name="P8"/>
            <text:p text:style-name="P8">level 3: <text:s text:c="40"/>a <text:s text:c="14"/>c</text:p>
          </table:table-cell>
          <table:table-cell table:style-name="Table1.E2" office:value-type="string">
            <text:p text:style-name="P8">N/A</text:p>
          </table:table-cell>
        </table:table-row>
        <table:table-row>
          <table:table-cell table:style-name="Table1.A2" office:value-type="string">
            <text:p text:style-name="P2"><text:span text:style-name="T1">node&lt;</text:span><text:span text:style-name="T3">char</text:span><text:span text:style-name="T4">&gt;* findmatch = NULL;</text:span></text:p>
            <text:p text:style-name="P5"><text:span text:style-name="T4">test.findfirst(</text:span><text:span text:style-name="T5">'c'</text:span><text:span text:style-name="T4">, test.getroot(), findmatch);</text:span></text:p>
            <text:p text:style-name="P5"><text:span text:style-name="T3">if</text:span><text:span text:style-name="T4"> (findmatch != NULL)</text:span></text:p>
            <text:p text:style-name="P5"><text:span text:style-name="T4">cout &lt;&lt; </text:span><text:span text:style-name="T5">"found"</text:span><text:span text:style-name="T4">;</text:span></text:p>
          </table:table-cell>
          <table:table-cell table:style-name="Table1.A2" office:value-type="string">
            <text:p text:style-name="P8">Find First Test</text:p>
          </table:table-cell>
          <table:table-cell table:style-name="Table1.A2" office:value-type="string">
            <text:p text:style-name="P8">found</text:p>
          </table:table-cell>
          <table:table-cell table:style-name="Table1.A2" office:value-type="string">
            <text:p text:style-name="P8">found</text:p>
          </table:table-cell>
          <table:table-cell table:style-name="Table1.E2" office:value-type="string">
            <text:p text:style-name="P8">N/A</text:p>
          </table:table-cell>
        </table:table-row>
        <table:table-row>
          <table:table-cell table:style-name="Table1.A2" office:value-type="string">
            <text:p text:style-name="P6"><text:span text:style-name="T1">cout &lt;&lt; test &lt;&lt; </text:span><text:span text:style-name="T5">" : "</text:span><text:span text:style-name="T4"> &lt;&lt; test.getNumberOfNodes() &lt;&lt; </text:span><text:span text:style-name="T5">"nodes"</text:span><text:span text:style-name="T4"> &lt;&lt; endl;</text:span></text:p>
          </table:table-cell>
          <table:table-cell table:style-name="Table1.A2" office:value-type="string">
            <text:p text:style-name="P8">&lt;&lt;, getnumberofnodes and print() test. </text:p>
          </table:table-cell>
          <table:table-cell table:style-name="Table1.A2" office:value-type="string">
            <text:p text:style-name="P8">a(2) c(1) <text:s/>: 2nodes</text:p>
          </table:table-cell>
          <table:table-cell table:style-name="Table1.A2" office:value-type="string">
            <text:p text:style-name="P8">a(2) c(1) <text:s/>: 2nodes</text:p>
          </table:table-cell>
          <table:table-cell table:style-name="Table1.E2" office:value-type="string">
            <text:p text:style-name="P8">N/A</text:p>
          </table:table-cell>
        </table:table-row>
        <table:table-row>
          <table:table-cell table:style-name="Table1.A2" office:value-type="string">
            <text:p text:style-name="P7"><text:span text:style-name="T2">test.poplow(test.getroot());</text:span></text:p>
          </table:table-cell>
          <table:table-cell table:style-name="Table1.A2" office:value-type="string">
            <text:p text:style-name="P8">Poplow and getroot test</text:p>
          </table:table-cell>
          <table:table-cell table:style-name="Table1.A2" office:value-type="string">
            <text:p text:style-name="P8">level 1: <text:s text:c="32"/>c</text:p>
          </table:table-cell>
          <table:table-cell table:style-name="Table1.A2" office:value-type="string">
            <text:p text:style-name="P8">level 1: <text:s text:c="32"/>c</text:p>
          </table:table-cell>
          <table:table-cell table:style-name="Table1.E2" office:value-type="string">
            <text:p text:style-name="P8">N/A</text:p>
          </table:table-cell>
        </table:table-row>
        <table:table-row>
          <table:table-cell table:style-name="Table1.A2" office:value-type="string">
            <text:p text:style-name="P6"><text:span text:style-name="T1">test.popnode(test.getroot());</text:span></text:p>
            <text:p text:style-name="P6"><text:span text:style-name="T3">if</text:span><text:span text:style-name="T4">(test.isempty()) cout &lt;&lt; </text:span><text:span text:style-name="T5">"test is empty"</text:span><text:span text:style-name="T4">;</text:span></text:p>
          </table:table-cell>
          <table:table-cell table:style-name="Table1.A2" office:value-type="string">
            <text:p text:style-name="P8">Popnode and isempty test.</text:p>
          </table:table-cell>
          <table:table-cell table:style-name="Table1.A2" office:value-type="string">
            <text:p text:style-name="P8">test is empty</text:p>
          </table:table-cell>
          <table:table-cell table:style-name="Table1.A2" office:value-type="string">
            <text:p text:style-name="P8">test is empty</text:p>
          </table:table-cell>
          <table:table-cell table:style-name="Table1.E2" office:value-type="string">
            <text:p text:style-name="P8">N/A</text:p>
          </table:table-cell>
        </table:table-row>
        <table:table-row>
          <table:table-cell table:style-name="Table1.A2" office:value-type="string">
            <text:p text:style-name="P6"><text:span text:style-name="T1">test.insert(</text:span><text:span text:style-name="T5">'d'</text:span><text:span text:style-name="T4">);</text:span></text:p>
            <text:p text:style-name="P6"><text:span text:style-name="T4">test.insert(</text:span><text:span text:style-name="T5">'c'</text:span><text:span text:style-name="T4">);</text:span></text:p>
            <text:p text:style-name="P5"><text:span text:style-name="T4">test.insert(</text:span><text:span text:style-name="T5">'b'</text:span><text:span text:style-name="T4">);</text:span></text:p>
            <text:p text:style-name="P5"><text:span text:style-name="T4">test.insert(</text:span><text:span text:style-name="T5">'e'</text:span><text:span text:style-name="T4">);</text:span></text:p>
            <text:p text:style-name="P4">test.deltree();</text:p>
            <text:p text:style-name="P5"><text:span text:style-name="T3">if</text:span><text:span text:style-name="T4">(test.isempty())</text:span></text:p>
            <text:p text:style-name="P5"><text:span text:style-name="T4">cout &lt;&lt; </text:span><text:span text:style-name="T5">"test is empty"</text:span><text:span text:style-name="T4">;</text:span></text:p>
          </table:table-cell>
          <table:table-cell table:style-name="Table1.A2" office:value-type="string">
            <text:p text:style-name="P8">deltree test.</text:p>
          </table:table-cell>
          <table:table-cell table:style-name="Table1.A2" office:value-type="string">
            <text:p text:style-name="P8">test is empty</text:p>
          </table:table-cell>
          <table:table-cell table:style-name="Table1.A2" office:value-type="string">
            <text:p text:style-name="P8">test is empty</text:p>
          </table:table-cell>
          <table:table-cell table:style-name="Table1.E2" office:value-type="string">
            <text:p text:style-name="P8">N/A</text:p>
          </table:table-cell>
        </table:table-row>
        <table:table-row>
          <table:table-cell table:style-name="Table1.A2" office:value-type="string">
            <text:p text:style-name="P6">test = test + 'd';</text:p>
          </table:table-cell>
          <table:table-cell table:style-name="Table1.A2" office:value-type="string">
            <text:p text:style-name="P8">+ operator test</text:p>
          </table:table-cell>
          <table:table-cell table:style-name="Table1.A2" office:value-type="string">
            <text:p text:style-name="P8">level 1: <text:s text:c="32"/>d</text:p>
          </table:table-cell>
          <table:table-cell table:style-name="Table1.A2" office:value-type="string">
            <text:p text:style-name="P8">level 1: <text:s text:c="32"/>d</text:p>
          </table:table-cell>
          <table:table-cell table:style-name="Table1.E2" office:value-type="string">
            <text:p text:style-name="P8">N/A</text:p>
          </table:table-cell>
        </table:table-row>
        <text:soft-page-break/>
        <table:table-row>
          <table:table-cell table:style-name="Table1.A2" office:value-type="string">
            <text:p text:style-name="P7"><text:span text:style-name="T2">cout &lt;&lt; test2.getHeight();</text:span></text:p>
          </table:table-cell>
          <table:table-cell table:style-name="Table1.A2" office:value-type="string">
            <text:p text:style-name="P8">getheight test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3</text:p>
          </table:table-cell>
          <table:table-cell table:style-name="Table1.E2" office:value-type="string">
            <text:p text:style-name="P8">N/A</text:p>
          </table:table-cell>
        </table:table-row>
        <table:table-row>
          <table:table-cell table:style-name="Table1.A2" office:value-type="string">
            <text:p text:style-name="P7"><text:span text:style-name="T2">test2.pophigh(test2.getroot());</text:span></text:p>
          </table:table-cell>
          <table:table-cell table:style-name="Table1.A2" office:value-type="string">
            <text:p text:style-name="P8">pophigh test</text:p>
          </table:table-cell>
          <table:table-cell table:style-name="Table1.A2" office:value-type="string">
            <text:p text:style-name="P8">level 1: <text:s text:c="32"/>a</text:p>
            <text:p text:style-name="P8"/>
            <text:p text:style-name="P8">level 2: <text:s text:c="48"/>c</text:p>
            <text:p text:style-name="P8"/>
            <text:p text:style-name="P8">level 3: <text:s text:c="40"/>a</text:p>
          </table:table-cell>
          <table:table-cell table:style-name="Table1.A2" office:value-type="string">
            <text:p text:style-name="P8">level 1: <text:s text:c="32"/>a</text:p>
            <text:p text:style-name="P8"/>
            <text:p text:style-name="P8">level 2: <text:s text:c="48"/>c</text:p>
            <text:p text:style-name="P8"/>
            <text:p text:style-name="P8">level 3: <text:s text:c="40"/>a</text:p>
          </table:table-cell>
          <table:table-cell table:style-name="Table1.E2" office:value-type="string">
            <text:p text:style-name="P8">N/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0M28S</meta:editing-duration>
    <meta:editing-cycles>11</meta:editing-cycles>
    <meta:generator>LibreOffice/3.5$Windows_x86 LibreOffice_project/165a79a-7059095-e13bb37-fef39a4-9503d18</meta:generator>
    <dc:date>2012-06-11T00:04:26.15</dc:date>
    <meta:print-date>2012-06-11T00:00:51.13</meta:print-date>
    <meta:document-statistic meta:table-count="1" meta:image-count="0" meta:object-count="0" meta:page-count="2" meta:paragraph-count="87" meta:word-count="227" meta:character-count="2230" meta:non-whitespace-character-count="1134"/>
    <meta:user-defined meta:name="Info 1"/>
    <meta:user-defined meta:name="Info 2"/>
    <meta:user-defined meta:name="Info 3"/>
    <meta:user-defined meta:name="Info 4"/>
  </office:meta>
</office:document-meta>
</file>